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complex="Arial"/>
    </style:style>
    <style:style style:name="P2" style:family="paragraph" style:parent-style-name="Standard">
      <style:text-properties style:font-name="Arial" fo:language="en" fo:country="US" style:font-name-complex="Arial"/>
    </style:style>
    <style:style style:name="P3" style:family="paragraph" style:parent-style-name="Standard">
      <style:text-properties style:font-name="Arial" fo:font-size="14pt" fo:font-weight="bold" style:font-size-asian="14pt" style:font-weight-asian="bold" style:font-name-complex="Arial" style:font-size-complex="14pt"/>
    </style:style>
    <style:style style:name="P4" style:family="paragraph" style:parent-style-name="Standard">
      <style:text-properties style:font-name="Arial" fo:font-weight="bold" style:font-weight-asian="bold" style:font-name-complex="Arial"/>
    </style:style>
    <style:style style:name="P5" style:family="paragraph" style:parent-style-name="Standard">
      <style:text-properties style:font-name="Arial" fo:font-weight="bold" officeooo:paragraph-rsid="001dcb2f" style:font-weight-asian="bold" style:font-name-complex="Arial"/>
    </style:style>
    <style:style style:name="P6" style:family="paragraph" style:parent-style-name="Standard">
      <style:text-properties style:font-name="Arial" fo:font-size="12pt" fo:language="en" fo:country="US" fo:font-weight="normal" style:font-size-asian="12pt" style:font-weight-asian="normal" style:font-name-complex="Arial" style:font-size-complex="12pt"/>
    </style:style>
    <style:style style:name="P7" style:family="paragraph" style:parent-style-name="Standard">
      <style:text-properties fo:color="#000000" style:font-name="Arial" fo:font-size="14pt" fo:font-weight="bold" style:font-name-asian="Times New Roman" style:font-size-asian="14pt" style:font-weight-asian="bold" style:font-name-complex="Arial" style:font-size-complex="14pt"/>
    </style:style>
    <style:style style:name="P8" style:family="paragraph" style:parent-style-name="Standard">
      <style:text-properties style:font-name="Calibri" style:font-name-complex="Calibri"/>
    </style:style>
    <style:style style:name="P9" style:family="paragraph" style:parent-style-name="Standard">
      <style:text-properties officeooo:paragraph-rsid="001dcb2f"/>
    </style:style>
    <style:style style:name="P10" style:family="paragraph" style:parent-style-name="Standard">
      <style:text-properties officeooo:paragraph-rsid="00215bb9"/>
    </style:style>
    <style:style style:name="P11" style:family="paragraph" style:parent-style-name="Position">
      <style:text-properties style:font-name="Arial" style:font-name-complex="Arial"/>
    </style:style>
    <style:style style:name="P12" style:family="paragraph" style:parent-style-name="Position">
      <style:text-properties style:font-name="Arial" fo:font-size="12pt" fo:language="en" fo:country="US" fo:font-weight="normal" style:font-size-asian="12pt" style:font-weight-asian="normal" style:font-name-complex="Arial" style:font-size-complex="12pt"/>
    </style:style>
    <style:style style:name="P13" style:family="paragraph" style:parent-style-name="Position">
      <style:text-properties style:font-name="Arial" fo:font-size="12pt" style:font-size-asian="12pt" style:font-name-complex="Arial" style:font-size-complex="12pt"/>
    </style:style>
    <style:style style:name="P14" style:family="paragraph" style:parent-style-name="Position">
      <style:text-properties style:font-name="Arial" fo:font-size="12pt" fo:font-weight="normal" style:font-size-asian="12pt" style:font-weight-asian="normal" style:font-name-complex="Arial" style:font-size-complex="12pt"/>
    </style:style>
    <style:style style:name="P15" style:family="paragraph" style:parent-style-name="Position">
      <style:text-properties style:font-name="Arial" fo:font-weight="normal" style:font-weight-asian="normal" style:font-name-complex="Arial"/>
    </style:style>
    <style:style style:name="P16" style:family="paragraph" style:parent-style-name="Company">
      <style:text-properties style:font-name="Arial" style:font-name-complex="Arial"/>
    </style:style>
    <style:style style:name="P17" style:family="paragraph" style:parent-style-name="Company">
      <style:text-properties style:font-name="Arial" officeooo:paragraph-rsid="001dcb2f" style:font-name-complex="Arial"/>
    </style:style>
    <style:style style:name="P18" style:family="paragraph" style:parent-style-name="Company">
      <style:text-properties style:font-name="Arial" officeooo:rsid="001dcb2f" officeooo:paragraph-rsid="001dcb2f" style:font-name-complex="Arial"/>
    </style:style>
    <style:style style:name="P19" style:family="paragraph" style:parent-style-name="Company">
      <style:text-properties style:font-name="Arial" fo:font-weight="normal" style:font-weight-asian="normal" style:font-name-complex="Arial"/>
    </style:style>
    <style:style style:name="P20" style:family="paragraph" style:parent-style-name="Company">
      <style:text-properties style:font-name="Arial" fo:font-weight="normal" officeooo:rsid="001dcb2f" officeooo:paragraph-rsid="001dcb2f" style:font-weight-asian="normal" style:font-name-complex="Arial"/>
    </style:style>
    <style:style style:name="P21" style:family="paragraph" style:parent-style-name="Company">
      <style:text-properties style:font-name="Arial" fo:font-weight="normal" officeooo:rsid="001dcb2f" officeooo:paragraph-rsid="001f8df6" style:font-weight-asian="normal" style:font-name-complex="Arial"/>
    </style:style>
    <style:style style:name="P22" style:family="paragraph" style:parent-style-name="Company">
      <style:text-properties style:font-name="Arial" fo:font-weight="normal" officeooo:paragraph-rsid="001f8df6" style:font-weight-asian="normal" style:font-name-complex="Arial"/>
    </style:style>
    <style:style style:name="P23" style:family="paragraph" style:parent-style-name="Indented">
      <style:text-properties style:font-name="Arial" style:font-name-complex="Arial"/>
    </style:style>
    <style:style style:name="P24" style:family="paragraph" style:parent-style-name="Indented">
      <style:text-properties style:font-name="Arial" fo:font-weight="bold" style:font-weight-asian="bold" style:font-name-complex="Arial"/>
    </style:style>
    <style:style style:name="P25" style:family="paragraph" style:parent-style-name="Indented">
      <style:paragraph-properties fo:margin-left="0in" fo:margin-right="0in" fo:text-indent="0in" style:auto-text-indent="false"/>
      <style:text-properties style:font-name="Arial" style:font-name-complex="Arial"/>
    </style:style>
    <style:style style:name="P26" style:family="paragraph" style:parent-style-name="Indented">
      <style:paragraph-properties fo:margin-left="0in" fo:margin-right="0in" fo:text-indent="0in" style:auto-text-indent="false"/>
      <style:text-properties style:font-name="Arial" officeooo:rsid="001dcb2f" officeooo:paragraph-rsid="001dcb2f" style:font-name-complex="Arial"/>
    </style:style>
    <style:style style:name="P27" style:family="paragraph" style:parent-style-name="Standard" style:list-style-name="WW8Num2">
      <style:paragraph-properties fo:margin-top="0in" fo:margin-bottom="0in" loext:contextual-spacing="false" style:line-height-at-least="0.1874in"/>
      <style:text-properties fo:color="#000000" style:font-name="Arial" style:font-name-asian="Times New Roman" style:font-name-complex="Arial"/>
    </style:style>
    <style:style style:name="P28" style:family="paragraph" style:parent-style-name="Standard" style:list-style-name="WW8Num2">
      <style:paragraph-properties fo:margin-top="0in" fo:margin-bottom="0in" loext:contextual-spacing="false" style:line-height-at-least="0.1874in"/>
      <style:text-properties fo:color="#000000" style:font-name="Arial" officeooo:rsid="001d14fd" officeooo:paragraph-rsid="001d14fd" style:font-name-asian="Times New Roman" style:font-name-complex="Arial"/>
    </style:style>
    <style:style style:name="P29" style:family="paragraph" style:parent-style-name="Standard" style:list-style-name="WW8Num2">
      <style:paragraph-properties fo:margin-top="0in" fo:margin-bottom="0in" loext:contextual-spacing="false" style:line-height-at-least="0.1874in"/>
    </style:style>
    <style:style style:name="P30" style:family="paragraph" style:parent-style-name="Standard" style:list-style-name="WW8Num2">
      <style:paragraph-properties fo:margin-top="0in" fo:margin-bottom="0.1945in" loext:contextual-spacing="false" style:line-height-at-least="0.1874in"/>
      <style:text-properties fo:color="#000000" style:font-name="Arial" officeooo:rsid="001d14fd" officeooo:paragraph-rsid="001d14fd" style:font-name-asian="Times New Roman" style:font-name-complex="Arial"/>
    </style:style>
    <style:style style:name="P31" style:family="paragraph" style:parent-style-name="Name" style:master-page-name="Standard">
      <style:paragraph-properties style:page-number="auto"/>
      <style:text-properties style:font-name="Arial" style:font-name-complex="Arial"/>
    </style:style>
    <style:style style:name="P32" style:family="paragraph" style:parent-style-name="Heading_20_1">
      <style:text-properties style:font-name="Arial" fo:language="en" fo:country="US" style:font-name-complex="Arial"/>
    </style:style>
    <style:style style:name="P33" style:family="paragraph" style:parent-style-name="Heading_20_1">
      <style:text-properties style:font-name="Arial" fo:font-size="12pt" fo:language="en" fo:country="US" fo:font-weight="normal" style:font-size-asian="12pt" style:font-weight-asian="normal" style:font-name-complex="Arial" style:font-size-complex="12pt"/>
    </style:style>
    <style:style style:name="P34" style:family="paragraph" style:parent-style-name="Indented" style:list-style-name="WW8Num1">
      <style:text-properties style:font-name="Arial" style:font-name-complex="Arial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weight="normal" style:font-weight-asian="normal" style:font-name-complex="Arial" style:font-weight-complex="normal"/>
    </style:style>
    <style:style style:name="T3" style:family="text">
      <style:text-properties style:font-name="Arial" fo:font-weight="normal" officeooo:rsid="00215bb9" style:font-weight-asian="normal" style:font-name-complex="Arial" style:font-weight-complex="normal"/>
    </style:style>
    <style:style style:name="T4" style:family="text">
      <style:text-properties style:font-name="Arial" fo:font-weight="bold" style:font-weight-asian="bold" style:font-name-complex="Arial"/>
    </style:style>
    <style:style style:name="T5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6" style:family="text">
      <style:text-properties fo:color="#000000" style:font-name="Arial" style:font-name-asian="Times New Roman" style:font-name-complex="Arial"/>
    </style:style>
    <style:style style:name="T7" style:family="text">
      <style:text-properties fo:color="#000000" style:font-name="Arial" officeooo:rsid="001d14fd" style:font-name-asian="Times New Roman" style:font-name-complex="Arial"/>
    </style:style>
    <style:style style:name="T8" style:family="text">
      <style:text-properties officeooo:rsid="001d14fd"/>
    </style:style>
    <style:style style:name="T9" style:family="text">
      <style:text-properties officeooo:rsid="001dcb2f"/>
    </style:style>
    <style:style style:name="T10" style:family="text">
      <style:text-properties officeooo:rsid="001f8df6"/>
    </style:style>
    <style:style style:name="Sect1" style:family="section">
      <style:section-properties style:writing-mode="lr-tb" style:editable="false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Mark Rogers</text:p>
      <text:p text:style-name="P1">Web Developer</text:p>
      <text:p text:style-name="P1"/>
      <text:p text:style-name="P26">2114 E. El Paso</text:p>
      <text:p text:style-name="P26">Fresno, CA 93720</text:p>
      <text:p text:style-name="P25">mark<text:span text:style-name="T9">rogers.bitwise@gmail.com</text:span></text:p>
      <text:p text:style-name="P25">(559) 930-1739</text:p>
      <text:p text:style-name="P23"/>
      <text:h text:style-name="P32" text:outline-level="1">Experience</text:h>
      <text:p text:style-name="P2"/>
      <text:p text:style-name="P18">Bitwise Cohort</text:p>
      <text:p text:style-name="P18">Web Developer</text:p>
      <text:p text:style-name="P21">0<text:span text:style-name="T10">7</text:span>/13 – <text:span text:style-name="T10">Current</text:span></text:p>
      <text:p text:style-name="P17"/>
      <text:p text:style-name="P20">Develop websites and applications to the specifications of the client, and the expectations of Bitwise. Co-teach Geek Wise classes while ensuring a positive, <text:span text:style-name="T10">welcoming</text:span> <text:span text:style-name="T10">student and community experience.</text:span></text:p>
      <text:p text:style-name="P16"/>
      <text:p text:style-name="P16">Automatic Clients</text:p>
      <text:p text:style-name="P16">Co-Owner / Operator</text:p>
      <text:p text:style-name="P22"><text:span text:style-name="T10">03/15</text:span> – <text:span text:style-name="T10">07/16</text:span></text:p>
      <text:p text:style-name="P16"/>
      <text:p text:style-name="P19">Implement various social media marketing strategies to drive leads to multiple clients across the United States.</text:p>
      <text:p text:style-name="P24"/>
      <text:p text:style-name="P16">Comcast</text:p>
      <text:p text:style-name="P16">Comm Tech 2</text:p>
      <text:p text:style-name="P19">10/13 – 03/15</text:p>
      <text:p text:style-name="P19"/>
      <text:p text:style-name="P19">Performed installations and trouble calls to ensure customer satisfaction, and optimal device performance.</text:p>
      <text:p text:style-name="P19"/>
      <text:p text:style-name="P16">U.S. Air Force</text:p>
      <text:p text:style-name="Indented"><text:span text:style-name="T4">F-16/ F-15 Crew Chief</text:span><text:span text:style-name="T1"> </text:span></text:p>
      <text:p text:style-name="P23">03/09 – 03/15</text:p>
      <text:p text:style-name="P23"/>
      <text:p text:style-name="P23">Organized and implemented maintenance and repair of multiple aircrafts through routine inspections, aircraft upkeep, and delegation of specialists to ensure constant mission readiness.</text:p>
      <text:p text:style-name="P1"/>
      <text:h text:style-name="P32" text:outline-level="1">Education</text:h>
      <text:p text:style-name="P12"/>
      <text:p text:style-name="P11">Geekwise Academy, Fresno, Ca</text:p>
      <text:p text:style-name="P15">Bootcamp 1 &amp; 2<text:tab/><text:tab/><text:tab/>11/15 – 2/16</text:p>
      <text:p text:style-name="P15">Javascript 1 &amp; 2<text:tab/><text:tab/><text:tab/> 2/16 – 5/16</text:p>
      <text:p text:style-name="P15">Mean Stack Beta Class<text:tab/><text:tab/>5/16 – <text:span text:style-name="T8">7/16</text:span></text:p>
      <text:p text:style-name="P15"/>
      <text:p text:style-name="P13">Buchanan High School, Clovis, Ca<text:tab/></text:p>
      <text:p text:style-name="P14">High School Diploma<text:tab/><text:tab/>2009</text:p>
      <text:h text:style-name="P33" text:outline-level="1"/>
      <text:p text:style-name="P6"/>
      <text:p text:style-name="P6"/>
      <text:p text:style-name="P6"/>
      <text:p text:style-name="P6"/>
      <text:h text:style-name="P32" text:outline-level="1"><text:soft-page-break/>Skills</text:h>
      <text:p text:style-name="P2"/>
      <text:section text:style-name="Sect1" text:name="Section1">
        <text:list xml:id="list7994021641187776850" text:style-name="WW8Num2">
          <text:list-item>
            <text:p text:style-name="P27">Excellent problem solving skills</text:p>
          </text:list-item>
          <text:list-item>
            <text:p text:style-name="P27">Strong collaborative skills</text:p>
          </text:list-item>
          <text:list-item>
            <text:p text:style-name="P27">Client / Customer Service</text:p>
          </text:list-item>
          <text:list-item>
            <text:p text:style-name="P27">Organization and Time Management</text:p>
          </text:list-item>
          <text:list-item>
            <text:p text:style-name="P27">Fluent in HTML, Bootstrap, <text:span text:style-name="T8">Materialize</text:span>, CSS, <text:span text:style-name="T8">Flexbox, and less</text:span></text:p>
          </text:list-item>
          <text:list-item>
            <text:p text:style-name="P29"><text:span text:style-name="T7">Experienced</text:span><text:span text:style-name="T6"> </text:span><text:span text:style-name="T7">with</text:span><text:span text:style-name="T6"> Git </text:span><text:span text:style-name="T7">and</text:span><text:span text:style-name="T6"> </text:span><text:span text:style-name="T7">Wordpress</text:span></text:p>
          </text:list-item>
          <text:list-item>
            <text:p text:style-name="P29"><text:span text:style-name="T6">Basic understanding of Javascript, Angular, </text:span><text:span text:style-name="T7">jQuery,</text:span><text:span text:style-name="T6"> Mongoose, Express, Node JS, and MongoDB</text:span></text:p>
          </text:list-item>
          <text:list-item>
            <text:p text:style-name="P28">UI, UX, color theory, web design theory, and typography </text:p>
          </text:list-item>
          <text:list-item>
            <text:p text:style-name="P30">GIMP, Photoshop, Inkscap, and Illustrator </text:p>
          </text:list-item>
        </text:list>
      </text:section>
      <text:section text:style-name="Sect2" text:name="Section2">
        <text:p text:style-name="P7"/>
        <text:h text:style-name="P32" text:outline-level="1">References</text:h>
        <text:p text:style-name="P2"/>
        <text:list xml:id="list6545709634780555198" text:style-name="WW8Num1">
          <text:list-item>
            <text:p text:style-name="P34">Available on request.</text:p>
          </text:list-item>
        </text:list>
        <text:p text:style-name="P1"/>
        <text:p text:style-name="Standard"/>
        <text:p text:style-name="P8"/>
        <text:p text:style-name="P3">Links</text:p>
        <text:p text:style-name="P3"/>
        <text:p text:style-name="Standard"><text:span text:style-name="T5"><text:tab/><text:tab/></text:span><text:span text:style-name="T4">Portfolio</text:span></text:p>
        <text:p text:style-name="P4"/>
        <text:p text:style-name="P10"><text:span text:style-name="T4"><text:tab/><text:tab/></text:span><text:span text:style-name="Internet_20_link"><text:span text:style-name="T3">https://markrogers9109.github.io/dev-portfolio/#/home</text:span></text:span></text:p>
        <text:p text:style-name="P1"><text:tab/><text:tab/></text:p>
        <text:p text:style-name="Standard"><text:span text:style-name="T1"><text:tab/><text:tab/></text:span><text:span text:style-name="T4">Github</text:span></text:p>
        <text:p text:style-name="P4"/>
        <text:p text:style-name="Standard"><text:span text:style-name="T4"><text:tab/><text:tab/></text:span><text:a xlink:type="simple" xlink:href="https://github.com/markrogers9109" text:style-name="Internet_20_link" text:visited-style-name="Visited_20_Internet_20_Link"><text:span text:style-name="Internet_20_link"><text:span text:style-name="T1">https://github.com/markrogers9109</text:span></text:span></text:a></text:p>
        <text:p text:style-name="P1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Georgia" fo:font-family="Georgia" style:font-family-generic="roman" style:font-pitch="variable" fo:font-size="11pt" fo:language="en" fo:country="US" style:font-name-asian="Calibri" style:font-family-asian="Calibri" style:font-family-generic-asian="swiss" style:font-pitch-asian="variable" style:font-size-asian="11pt" style:font-name-complex="Georgia" style:font-family-complex="Georgia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in" fo:margin-bottom="0.028in" loext:contextual-spacing="false"/>
      <style:text-properties fo:font-size="14pt" fo:language="fr" fo:country="FR" fo:font-weight="bold" style:font-size-asian="14pt" style:font-weight-asian="bold" style:font-size-complex="14pt"/>
    </style:style>
    <style:style style:name="No_20_Spacing" style:display-name="No Spacing" style:family="paragraph">
      <style:paragraph-properties fo:orphans="2" fo:widows="2"/>
      <style:text-properties style:use-window-font-color="true" style:font-name="Cambria" fo:font-family="Cambria" style:font-family-generic="roman" style:font-pitch="variable" fo:font-size="11pt" fo:language="en" fo:country="US" style:font-name-asian="Calibri" style:font-family-asian="Calibri" style:font-family-generic-asian="swiss" style:font-pitch-asian="variable" style:font-size-asian="11pt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Name" style:family="paragraph" style:parent-style-name="Standard">
      <style:text-properties fo:font-size="26pt" style:font-size-asian="26pt" style:font-size-complex="26pt"/>
    </style:style>
    <style:style style:name="Position" style:family="paragraph" style:parent-style-name="No_20_Spacing">
      <style:paragraph-properties fo:margin-left="1in" fo:margin-right="0in" fo:text-indent="0in" style:auto-text-indent="false"/>
      <style:text-properties style:font-name="Georgia" fo:font-family="Georgia" style:font-family-generic="roman" style:font-pitch="variable" fo:font-weight="bold" style:font-weight-asian="bold" style:font-name-complex="Georgia" style:font-family-complex="Georgia" style:font-family-generic-complex="roman" style:font-pitch-complex="variable"/>
    </style:style>
    <style:style style:name="Company" style:family="paragraph" style:parent-style-name="No_20_Spacing">
      <style:paragraph-properties fo:margin-left="1in" fo:margin-right="0in" fo:text-indent="0in" style:auto-text-indent="false"/>
      <style:text-properties style:font-name="Georgia" fo:font-family="Georgia" style:font-family-generic="roman" style:font-pitch="variable" fo:font-weight="bold" style:font-weight-asian="bold" style:font-name-complex="Georgia" style:font-family-complex="Georgia" style:font-family-generic-complex="roman" style:font-pitch-complex="variable"/>
    </style:style>
    <style:style style:name="Indented" style:family="paragraph" style:parent-style-name="Company">
      <style:paragraph-properties fo:margin-left="1in" fo:margin-right="0in" fo:text-indent="0in" style:auto-text-indent="false"/>
      <style:text-properties fo:font-weight="normal" style:font-weight-asian="normal"/>
    </style:style>
    <style:style style:name="Balloon_20_Text" style:display-name="Balloon Text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fo:color="#000000"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Georgia" fo:font-family="Georgia" style:font-family-generic="roman" style:font-pitch="variable" fo:font-size="14pt" fo:language="fr" fo:country="FR" fo:font-weight="bold" style:font-size-asian="14pt" style:font-weight-asian="bold" style:font-name-complex="Georgia" style:font-family-complex="Georgia" style:font-family-generic-complex="roman" style:font-pitch-complex="variable" style:font-size-complex="14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loom.com</meta:initial-creator>
    <meta:creation-date>2016-02-19T10:43:00</meta:creation-date>
    <dc:date>2017-03-03T14:13:08.428293743</dc:date>
    <meta:print-date>2016-06-10T12:36:00</meta:print-date>
    <meta:editing-cycles>13</meta:editing-cycles>
    <meta:editing-duration>P2DT3H9M22S</meta:editing-duration>
    <meta:generator>LibreOffice/5.1.6.2$Linux_X86_64 LibreOffice_project/10m0$Build-2</meta:generator>
    <meta:document-statistic meta:table-count="0" meta:image-count="0" meta:object-count="0" meta:page-count="2" meta:paragraph-count="48" meta:word-count="230" meta:character-count="1634" meta:non-whitespace-character-count="1433"/>
  </office:meta>
</office:document-meta>
</file>